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7" calcext:value-type="float">
            <text:p>40717</text:p>
          </table:table-cell>
          <table:table-cell office:value-type="string" calcext:value-type="string">
            <text:p>sim040717</text:p>
          </table:table-cell>
          <table:table-cell table:number-columns-repeated="14"/>
          <table:table-cell office:value-type="float" office:value="0.25" calcext:value-type="float">
            <text:p>0.25</text:p>
          </table:table-cell>
          <table:table-cell office:value-type="string" calcext:value-type="string">
            <text:p>Time : 80195.56;268069.87;44178.0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rret a 50 en deplacement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office:value-type="string" calcext:value-type="string">
            <text:p>coupee manuellemen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717" calcext:value-type="float">
            <text:p>50717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9:22:42.119013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7-05T11:16:41.610947427</dc:date>
    <meta:editing-duration>P1DT12H37M19S</meta:editing-duration>
    <meta:editing-cycles>16</meta:editing-cycles>
    <meta:generator>LibreOffice/5.1.6.2$Linux_X86_64 LibreOffice_project/10m0$Build-2</meta:generator>
    <meta:document-statistic meta:table-count="1" meta:cell-count="514" meta:object-count="0"/>
  </office:meta>
</office:document-meta>
</file>